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Valor Media</text:p>
          </table:table-cell>
          <table:table-cell office:value-type="string" calcext:value-type="string">
            <text:p>Variancia </text:p>
          </table:table-cell>
        </table:table-row>
        <table:table-row table:style-name="ro1">
          <table:table-cell office:value-type="float" office:value="99.99" calcext:value-type="float">
            <text:p>99,99</text:p>
          </table:table-cell>
          <table:table-cell office:value-type="float" office:value="99.92" calcext:value-type="float">
            <text:p>99,92</text:p>
          </table:table-cell>
          <table:table-cell table:formula="of:=([.A2]-[.B2])^2" office:value-type="float" office:value="0.00489999999999905" calcext:value-type="float">
            <text:p>0,00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,92</text:p>
          </table:table-cell>
          <table:table-cell table:formula="of:=([.A3]-[.B3])^2" office:value-type="float" office:value="0.00639999999999973" calcext:value-type="float">
            <text:p>0,0064</text:p>
          </table:table-cell>
        </table:table-row>
        <table:table-row table:style-name="ro1">
          <table:table-cell office:value-type="float" office:value="98.99" calcext:value-type="float">
            <text:p>98,99</text:p>
          </table:table-cell>
          <table:table-cell office:value-type="float" office:value="99.92" calcext:value-type="float">
            <text:p>99,92</text:p>
          </table:table-cell>
          <table:table-cell table:formula="of:=([.A4]-[.B4])^2" office:value-type="float" office:value="0.864900000000013" calcext:value-type="float">
            <text:p>0,86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,92</text:p>
          </table:table-cell>
          <table:table-cell table:formula="of:=([.A5]-[.B5])^2" office:value-type="float" office:value="0.00639999999999973" calcext:value-type="float">
            <text:p>0,0064</text:p>
          </table:table-cell>
        </table:table-row>
        <table:table-row table:style-name="ro1">
          <table:table-cell office:value-type="float" office:value="99.99" calcext:value-type="float">
            <text:p>99,99</text:p>
          </table:table-cell>
          <table:table-cell office:value-type="float" office:value="99.92" calcext:value-type="float">
            <text:p>99,92</text:p>
          </table:table-cell>
          <table:table-cell table:formula="of:=([.A6]-[.B6])^2" office:value-type="float" office:value="0.00489999999999905" calcext:value-type="float">
            <text:p>0,00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,92</text:p>
          </table:table-cell>
          <table:table-cell table:formula="of:=([.A7]-[.B7])^2" office:value-type="float" office:value="0.00639999999999973" calcext:value-type="float">
            <text:p>0,00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,92</text:p>
          </table:table-cell>
          <table:table-cell table:formula="of:=([.A8]-[.B8])^2" office:value-type="float" office:value="0.00639999999999973" calcext:value-type="float">
            <text:p>0,0064</text:p>
          </table:table-cell>
        </table:table-row>
        <table:table-row table:style-name="ro1">
          <table:table-cell office:value-type="float" office:value="99.99" calcext:value-type="float">
            <text:p>99,99</text:p>
          </table:table-cell>
          <table:table-cell office:value-type="float" office:value="99.92" calcext:value-type="float">
            <text:p>99,92</text:p>
          </table:table-cell>
          <table:table-cell table:formula="of:=([.A9]-[.B9])^2" office:value-type="float" office:value="0.00489999999999905" calcext:value-type="float">
            <text:p>0,00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,92</text:p>
          </table:table-cell>
          <table:table-cell table:formula="of:=([.A10]-[.B10])^2" office:value-type="float" office:value="0.00639999999999973" calcext:value-type="float">
            <text:p>0,0064</text:p>
          </table:table-cell>
        </table:table-row>
        <table:table-row table:style-name="ro1">
          <table:table-cell office:value-type="float" office:value="98.99" calcext:value-type="float">
            <text:p>98,99</text:p>
          </table:table-cell>
          <table:table-cell office:value-type="float" office:value="99.92" calcext:value-type="float">
            <text:p>99,92</text:p>
          </table:table-cell>
          <table:table-cell table:formula="of:=([.A11]-[.B11])^2" office:value-type="float" office:value="0.864900000000013" calcext:value-type="float">
            <text:p>0,86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,92</text:p>
          </table:table-cell>
          <table:table-cell table:formula="of:=([.A12]-[.B12])^2" office:value-type="float" office:value="0.00639999999999973" calcext:value-type="float">
            <text:p>0,0064</text:p>
          </table:table-cell>
        </table:table-row>
        <table:table-row table:style-name="ro1">
          <table:table-cell office:value-type="float" office:value="99.99" calcext:value-type="float">
            <text:p>99,99</text:p>
          </table:table-cell>
          <table:table-cell office:value-type="float" office:value="99.92" calcext:value-type="float">
            <text:p>99,92</text:p>
          </table:table-cell>
          <table:table-cell table:formula="of:=([.A13]-[.B13])^2" office:value-type="float" office:value="0.00489999999999905" calcext:value-type="float">
            <text:p>0,00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,92</text:p>
          </table:table-cell>
          <table:table-cell table:formula="of:=([.A14]-[.B14])^2" office:value-type="float" office:value="0.00639999999999973" calcext:value-type="float">
            <text:p>0,00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,92</text:p>
          </table:table-cell>
          <table:table-cell table:formula="of:=([.A15]-[.B15])^2" office:value-type="float" office:value="0.00639999999999973" calcext:value-type="float">
            <text:p>0,0064</text:p>
          </table:table-cell>
        </table:table-row>
        <table:table-row table:style-name="ro1">
          <table:table-cell office:value-type="float" office:value="99.99" calcext:value-type="float">
            <text:p>99,99</text:p>
          </table:table-cell>
          <table:table-cell office:value-type="float" office:value="99.92" calcext:value-type="float">
            <text:p>99,92</text:p>
          </table:table-cell>
          <table:table-cell table:formula="of:=([.A16]-[.B16])^2" office:value-type="float" office:value="0.00489999999999905" calcext:value-type="float">
            <text:p>0,00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,92</text:p>
          </table:table-cell>
          <table:table-cell table:formula="of:=([.A17]-[.B17])^2" office:value-type="float" office:value="0.00639999999999973" calcext:value-type="float">
            <text:p>0,0064</text:p>
          </table:table-cell>
        </table:table-row>
        <table:table-row table:style-name="ro1">
          <table:table-cell office:value-type="float" office:value="98.99" calcext:value-type="float">
            <text:p>98,99</text:p>
          </table:table-cell>
          <table:table-cell office:value-type="float" office:value="99.92" calcext:value-type="float">
            <text:p>99,92</text:p>
          </table:table-cell>
          <table:table-cell table:formula="of:=([.A18]-[.B18])^2" office:value-type="float" office:value="0.864900000000013" calcext:value-type="float">
            <text:p>0,86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,92</text:p>
          </table:table-cell>
          <table:table-cell table:formula="of:=([.A19]-[.B19])^2" office:value-type="float" office:value="0.00639999999999973" calcext:value-type="float">
            <text:p>0,0064</text:p>
          </table:table-cell>
        </table:table-row>
        <table:table-row table:style-name="ro1">
          <table:table-cell office:value-type="float" office:value="99.99" calcext:value-type="float">
            <text:p>99,99</text:p>
          </table:table-cell>
          <table:table-cell office:value-type="float" office:value="99.92" calcext:value-type="float">
            <text:p>99,92</text:p>
          </table:table-cell>
          <table:table-cell table:formula="of:=([.A20]-[.B20])^2" office:value-type="float" office:value="0.00489999999999905" calcext:value-type="float">
            <text:p>0,00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,92</text:p>
          </table:table-cell>
          <table:table-cell table:formula="of:=([.A21]-[.B21])^2" office:value-type="float" office:value="0.00639999999999973" calcext:value-type="float">
            <text:p>0,00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,92</text:p>
          </table:table-cell>
          <table:table-cell table:formula="of:=([.A22]-[.B22])^2" office:value-type="float" office:value="0.00639999999999973" calcext:value-type="float">
            <text:p>0,00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,92</text:p>
          </table:table-cell>
          <table:table-cell table:formula="of:=([.A23]-[.B23])^2" office:value-type="float" office:value="0.00639999999999973" calcext:value-type="float">
            <text:p>0,00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,92</text:p>
          </table:table-cell>
          <table:table-cell table:formula="of:=([.A24]-[.B24])^2" office:value-type="float" office:value="0.00639999999999973" calcext:value-type="float">
            <text:p>0,00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,92</text:p>
          </table:table-cell>
          <table:table-cell table:formula="of:=([.A25]-[.B25])^2" office:value-type="float" office:value="0.00639999999999973" calcext:value-type="float">
            <text:p>0,0064</text:p>
          </table:table-cell>
        </table:table-row>
        <table:table-row table:style-name="ro1">
          <table:table-cell office:value-type="float" office:value="99.99" calcext:value-type="float">
            <text:p>99,99</text:p>
          </table:table-cell>
          <table:table-cell office:value-type="float" office:value="99.92" calcext:value-type="float">
            <text:p>99,92</text:p>
          </table:table-cell>
          <table:table-cell table:formula="of:=([.A26]-[.B26])^2" office:value-type="float" office:value="0.00489999999999905" calcext:value-type="float">
            <text:p>0,0049</text:p>
          </table:table-cell>
        </table:table-row>
        <table:table-row table:style-name="ro1">
          <table:table-cell office:value-type="float" office:value="99.99" calcext:value-type="float">
            <text:p>99,99</text:p>
          </table:table-cell>
          <table:table-cell office:value-type="float" office:value="99.92" calcext:value-type="float">
            <text:p>99,92</text:p>
          </table:table-cell>
          <table:table-cell table:formula="of:=([.A27]-[.B27])^2" office:value-type="float" office:value="0.00489999999999905" calcext:value-type="float">
            <text:p>0,00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,92</text:p>
          </table:table-cell>
          <table:table-cell table:formula="of:=([.A28]-[.B28])^2" office:value-type="float" office:value="0.00639999999999973" calcext:value-type="float">
            <text:p>0,00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,92</text:p>
          </table:table-cell>
          <table:table-cell table:formula="of:=([.A29]-[.B29])^2" office:value-type="float" office:value="0.00639999999999973" calcext:value-type="float">
            <text:p>0,00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,92</text:p>
          </table:table-cell>
          <table:table-cell table:formula="of:=([.A30]-[.B30])^2" office:value-type="float" office:value="0.00639999999999973" calcext:value-type="float">
            <text:p>0,00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,92</text:p>
          </table:table-cell>
          <table:table-cell table:formula="of:=([.A31]-[.B31])^2" office:value-type="float" office:value="0.00639999999999973" calcext:value-type="float">
            <text:p>0,00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,92</text:p>
          </table:table-cell>
          <table:table-cell table:formula="of:=([.A32]-[.B32])^2" office:value-type="float" office:value="0.00639999999999973" calcext:value-type="float">
            <text:p>0,00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,92</text:p>
          </table:table-cell>
          <table:table-cell table:formula="of:=([.A33]-[.B33])^2" office:value-type="float" office:value="0.00639999999999973" calcext:value-type="float">
            <text:p>0,00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,92</text:p>
          </table:table-cell>
          <table:table-cell table:formula="of:=([.A34]-[.B34])^2" office:value-type="float" office:value="0.00639999999999973" calcext:value-type="float">
            <text:p>0,00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,92</text:p>
          </table:table-cell>
          <table:table-cell table:formula="of:=([.A35]-[.B35])^2" office:value-type="float" office:value="0.00639999999999973" calcext:value-type="float">
            <text:p>0,00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92" calcext:value-type="float">
            <text:p>99,92</text:p>
          </table:table-cell>
          <table:table-cell table:formula="of:=([.A36]-[.B36])^2" office:value-type="float" office:value="0.00639999999999973" calcext:value-type="float">
            <text:p>0,006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formula="of:=SUM([.A2:.A38])" office:value-type="float" office:value="3496.89" calcext:value-type="float">
            <text:p>3496,89</text:p>
          </table:table-cell>
          <table:table-cell/>
          <table:table-cell table:formula="of:=SUM([.C2:.C38])" office:value-type="float" office:value="2.78750000000002" calcext:value-type="float">
            <text:p>2,78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Default" table:formula="of:=([.A39]/35)" office:value-type="float" office:value="99.9111428571429" calcext:value-type="float">
            <text:p>99,9111428571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09:54:55.497463777</meta:creation-date>
    <dc:date>2019-06-01T18:01:07.678017729</dc:date>
    <meta:editing-duration>PT7H35M11S</meta:editing-duration>
    <meta:editing-cycles>1</meta:editing-cycles>
    <meta:document-statistic meta:table-count="1" meta:cell-count="111" meta:object-count="0"/>
    <meta:generator>LibreOffice/5.1.6.2$Linux_X86_64 LibreOffice_project/10m0$Build-2</meta:generator>
  </office:meta>
</office:document-meta>
</file>